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c2d5" officeooo:paragraph-rsid="0000c2d5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TURO MANUAL DE USO DE LA APLICACIÓ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4-24T16:53:06.964000000</dc:date>
    <meta:editing-duration>PT13S</meta:editing-duration>
    <meta:editing-cycles>1</meta:editing-cycles>
    <meta:document-statistic meta:table-count="0" meta:image-count="0" meta:object-count="0" meta:page-count="1" meta:paragraph-count="1" meta:word-count="7" meta:character-count="37" meta:non-whitespace-character-count="31"/>
  </office:meta>
</office:document-meta>
</file>